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213cm"/>
    </style:style>
    <style:style style:name="gr8" style:family="graphic" style:parent-style-name="standard">
      <style:graphic-properties draw:stroke="none" svg:stroke-color="#000000" draw:fill="none" draw:fill-color="#ffffff" fo:min-height="0.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cm" svg:height="1.6cm" svg:x="2.8cm" svg:y="1.5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xml:id="id2" draw:id="id2" draw:layer="layout" svg:width="5.5cm" svg:height="2.4cm" svg:x="2.8cm" svg:y="4.2cm">
          <text:p text:style-name="P1">Initiate hardware</text:p>
        </draw:rect>
        <draw:connector draw:style-name="gr3" draw:text-style-name="P1" draw:layer="layout" svg:x1="5.55cm" svg:y1="3.1cm" svg:x2="5.55cm" svg:y2="4.2cm" draw:start-shape="id1" draw:start-glue-point="2" draw:end-shape="id2" svg:d="m5550 3100v1100">
          <text:p/>
        </draw:connector>
        <draw:rect draw:style-name="gr4" draw:text-style-name="P1" xml:id="id3" draw:id="id3" draw:layer="layout" svg:width="6.3cm" svg:height="2.4cm" svg:x="2.4cm" svg:y="8.2cm">
          <text:p text:style-name="P1">Create synthesiser</text:p>
          <text:p text:style-name="P1">moduels, MIDI moule</text:p>
        </draw:rect>
        <draw:connector draw:style-name="gr3" draw:text-style-name="P1" draw:layer="layout" svg:x1="5.55cm" svg:y1="6.6cm" svg:x2="5.55cm" svg:y2="8.2cm" draw:start-shape="id2" draw:start-glue-point="2" draw:end-shape="id3" svg:d="m5550 6600v1600">
          <text:p/>
        </draw:connector>
        <draw:custom-shape draw:style-name="gr5" draw:text-style-name="P1" xml:id="id4" draw:id="id4" draw:layer="layout" svg:width="6.1cm" svg:height="2.973cm" svg:x="2.5cm" svg:y="11.227cm">
          <text:p text:style-name="P1">Continu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.55cm" svg:y1="10.6cm" svg:x2="5.55cm" svg:y2="11.227cm" draw:start-shape="id3" draw:start-glue-point="2" draw:end-shape="id4" draw:end-glue-point="4" svg:d="m5550 10600v627">
          <text:p/>
        </draw:connector>
        <draw:custom-shape draw:style-name="gr1" draw:text-style-name="P1" xml:id="id5" draw:id="id5" draw:layer="layout" svg:width="5.5cm" svg:height="1.6cm" svg:x="10.3cm" svg:y="11.9cm">
          <text:p text:style-name="P1">Exi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6cm" svg:y1="12.714cm" svg:x2="10.3cm" svg:y2="12.7cm" draw:start-shape="id4" draw:start-glue-point="7" draw:end-shape="id5" draw:end-glue-point="3" svg:d="m8600 12714h851v-14h849">
          <text:p/>
        </draw:connector>
        <draw:frame draw:style-name="gr6" draw:layer="layout" svg:width="1.311cm" svg:height="0.963cm" svg:x="8.589cm" svg:y="11.337cm">
          <draw:text-box>
            <text:p>No</text:p>
          </draw:text-box>
        </draw:frame>
        <draw:frame draw:style-name="gr6" draw:text-style-name="P2" draw:layer="layout" svg:width="6.031cm" svg:height="0.725cm" svg:x="10.3cm" svg:y="11.131cm">
          <draw:text-box>
            <text:p text:style-name="P2"><text:span text:style-name="T1">We never get here on a MCU</text:span></text:p>
          </draw:text-box>
        </draw:frame>
        <draw:connector draw:style-name="gr3" draw:text-style-name="P1" draw:layer="layout" svg:x1="5.55cm" svg:y1="14.2cm" svg:x2="5.549cm" svg:y2="15.599cm" draw:start-shape="id4" draw:start-glue-point="6" draw:end-shape="id6" draw:end-glue-point="0" svg:d="m5550 14200v700h-1v699">
          <text:p/>
        </draw:connector>
        <draw:frame draw:style-name="gr7" draw:layer="layout" svg:width="2.2cm" svg:height="0.963cm" svg:x="5.7cm" svg:y="14.2cm">
          <draw:text-box>
            <text:p>Yes</text:p>
          </draw:text-box>
        </draw:frame>
        <draw:rect draw:style-name="gr2" draw:text-style-name="P1" xml:id="id6" draw:id="id6" draw:layer="layout" svg:width="5.5cm" svg:height="0.901cm" svg:x="2.799cm" svg:y="15.599cm">
          <text:p text:style-name="P1">Wait</text:p>
        </draw:rect>
        <draw:rect draw:style-name="gr4" draw:text-style-name="P1" xml:id="id7" draw:id="id7" draw:layer="layout" svg:width="5.5cm" svg:height="2.4cm" svg:x="2.8cm" svg:y="17.3cm">
          <text:p text:style-name="P1">Update</text:p>
          <text:p text:style-name="P1">MIDIInterpreter,</text:p>
          <text:p text:style-name="P1">sequencers</text:p>
        </draw:rect>
        <draw:rect draw:style-name="gr4" draw:text-style-name="P1" xml:id="id8" draw:id="id8" draw:layer="layout" svg:width="5.5cm" svg:height="1.5cm" svg:x="2.8cm" svg:y="19.7cm">
          <text:p text:style-name="P1">Set signal to output</text:p>
          <text:p text:style-name="P1">of game sounds</text:p>
        </draw:rect>
        <draw:connector draw:style-name="gr3" draw:text-style-name="P1" draw:layer="layout" svg:x1="5.549cm" svg:y1="16.5cm" svg:x2="5.55cm" svg:y2="17.3cm" draw:start-shape="id6" draw:start-glue-point="2" draw:end-shape="id7" draw:end-glue-point="0" svg:d="m5549 16500v400h1v400">
          <text:p/>
        </draw:connector>
        <draw:custom-shape draw:style-name="gr5" draw:text-style-name="P1" xml:id="id9" draw:id="id9" draw:layer="layout" svg:width="6.1cm" svg:height="2.973cm" svg:x="2.5cm" svg:y="22cm">
          <text:p text:style-name="P1">Music</text:p>
          <text:p text:style-name="P1">play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.55cm" svg:y1="21.2cm" svg:x2="5.55cm" svg:y2="22cm" draw:start-shape="id8" draw:start-glue-point="2" draw:end-shape="id9" draw:end-glue-point="4" svg:d="m5550 21200v800">
          <text:p/>
        </draw:connector>
        <draw:rect draw:style-name="gr2" draw:text-style-name="P1" xml:id="id10" draw:id="id10" draw:layer="layout" svg:width="6.301cm" svg:height="1.5cm" svg:x="2.399cm" svg:y="25.9cm">
          <text:p text:style-name="P1">Write to output buffer</text:p>
        </draw:rect>
        <draw:connector draw:style-name="gr3" draw:text-style-name="P1" draw:layer="layout" svg:x1="5.55cm" svg:y1="24.973cm" svg:x2="5.549cm" svg:y2="25.9cm" draw:start-shape="id9" draw:start-glue-point="6" draw:end-shape="id10" draw:end-glue-point="0" svg:d="m5550 24973v464h-1v463">
          <text:p/>
        </draw:connector>
        <draw:connector draw:style-name="gr3" draw:text-style-name="P1" draw:layer="layout" svg:x1="5.549cm" svg:y1="27.4cm" svg:x2="2.5cm" svg:y2="12.714cm" draw:start-shape="id10" draw:start-glue-point="2" draw:end-shape="id4" draw:end-glue-point="5" svg:d="m5549 27400v501h-3651v-15187h602">
          <text:p/>
        </draw:connector>
        <draw:frame draw:style-name="gr6" draw:layer="layout" svg:width="1.311cm" svg:height="0.963cm" svg:x="5.7cm" svg:y="24.9cm">
          <draw:text-box>
            <text:p>No</text:p>
          </draw:text-box>
        </draw:frame>
        <draw:rect draw:style-name="gr4" draw:text-style-name="P1" xml:id="id11" draw:id="id11" draw:layer="layout" svg:width="5.5cm" svg:height="2.601cm" svg:x="11.099cm" svg:y="22.199cm">
          <text:p text:style-name="P1">Add synthesisers</text:p>
          <text:p text:style-name="P1">and percussion</text:p>
          <text:p text:style-name="P1">to signal</text:p>
        </draw:rect>
        <draw:connector draw:style-name="gr3" draw:text-style-name="P1" draw:layer="layout" svg:x1="8.6cm" svg:y1="23.487cm" svg:x2="11.099cm" svg:y2="23.499cm" draw:start-shape="id9" draw:start-glue-point="7" draw:end-shape="id11" draw:end-glue-point="3" svg:d="m8600 23487h1250v12h1249">
          <text:p/>
        </draw:connector>
        <draw:connector draw:style-name="gr3" draw:text-style-name="P1" draw:layer="layout" draw:line-skew="0cm 9.7cm -0.099cm" svg:x1="16.599cm" svg:y1="23.499cm" svg:x2="2.5cm" svg:y2="12.714cm" draw:start-shape="id11" draw:start-glue-point="1" draw:end-shape="id4" draw:end-glue-point="5" svg:d="m16599 23499h501v4401h-15200v-15186h600">
          <text:p/>
        </draw:connector>
        <draw:frame draw:style-name="gr8" draw:layer="layout" svg:width="1.701cm" svg:height="0.963cm" svg:x="8.699cm" svg:y="22.313cm">
          <draw:text-box>
            <text:p>Yes</text:p>
          </draw:text-box>
        </draw:frame>
        <draw:rect draw:style-name="gr2" draw:text-style-name="P1" draw:layer="layout" svg:width="5.5cm" svg:height="1.2cm" svg:x="10.3cm" svg:y="2.3cm">
          <text:p text:style-name="P1">HIL functions</text:p>
        </draw:rect>
        <draw:custom-shape draw:style-name="gr1" draw:text-style-name="P1" draw:layer="layout" svg:width="5.5cm" svg:height="1.6cm" svg:x="10.3cm" svg:y="3.7cm">
          <text:p text:style-name="P1">Program</text:p>
          <text:p text:style-name="P1">start/stop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cm" svg:height="1.3cm" svg:x="10.3cm" svg:y="5.5cm">
          <text:p text:style-name="P1">Other function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7T17:52:25.93</meta:creation-date>
    <dc:date>2013-06-27T19:17:17.51</dc:date>
    <meta:editing-duration>PT24M10S</meta:editing-duration>
    <meta:editing-cycles>1</meta:editing-cycles>
    <meta:document-statistic meta:object-count="30"/>
    <meta:generator>OpenOffice.org/3.4.1$Win32 OpenOffice.org_project/341m1$Build-9593</meta:generator>
  </office:meta>
</office:document-meta>
</file>